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" manifest:full-path="ObjectReplacements/Object 6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draw:marker-start-width="0.2cm" draw:marker-end-width="0.2cm" draw:fill="none" draw:textarea-vertical-align="middle" draw:auto-grow-height="false" fo:min-height="0.749cm" fo:min-width="0.499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objectwithoutfill">
      <style:graphic-properties draw:marker-end="Arrow" draw:marker-end-width="0.15cm"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imbus Roman No9 L'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Nimbus Roman No9 L'" style:font-family-generic="swiss" style:font-pitch="variable" fo:font-size="12pt" style:font-size-asian="12pt" style:font-size-complex="12pt"/>
    </style:style>
    <style:style style:name="T1" style:family="text">
      <style:text-properties fo:font-family="'Nimbus Roman No9 L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cm" svg:height="1cm" svg:x="3cm" svg:y="2.921cm">
            <text:p text:style-name="P1"><text:span text:style-name="T1">0,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1cm" svg:height="1cm" svg:x="4cm" svg:y="2.921cm">
            <text:p text:style-name="P1"><text:span text:style-name="T1">0,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1cm" svg:height="1cm" svg:x="5cm" svg:y="2.921cm">
            <text:p text:style-name="P1"><text:span text:style-name="T1">0,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1cm" svg:height="1cm" svg:x="6cm" svg:y="2.921cm">
            <text:p text:style-name="P1"><text:span text:style-name="T1">0,3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7cm" svg:y="2.921cm">
            <text:p text:style-name="P1"><text:span text:style-name="T1">0,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8cm" svg:y="2.921cm">
            <text:p text:style-name="P1"><text:span text:style-name="T1">0,5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9cm" svg:y="2.921cm">
            <text:p text:style-name="P1"><text:span text:style-name="T1">0,6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10cm" svg:y="2.921cm">
            <text:p text:style-name="P1"><text:span text:style-name="T1">0,7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3.921cm">
            <text:p text:style-name="P1"><text:span text:style-name="T1">1,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4cm" svg:y="3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5cm" svg:y="3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6cm" svg:y="3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7cm" svg:y="3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8cm" svg:y="3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9cm" svg:y="3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10cm" svg:y="3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11cm" svg:y="3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12cm" svg:y="3.9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4.921cm">
            <text:p text:style-name="P1"><text:span text:style-name="T1">2,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4cm" svg:y="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5cm" svg:y="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6cm" svg:y="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7cm" svg:y="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8cm" svg:y="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9cm" svg:y="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10cm" svg:y="4.9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1cm" svg:height="1cm" svg:x="11cm" svg:y="4.921cm">
            <text:p text:style-name="P1"><text:span text:style-name="T1">2,8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cm" svg:height="1cm" svg:x="3cm" svg:y="5.921cm">
            <text:p text:style-name="P1"><text:span text:style-name="T1">3.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4cm" svg:y="5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5cm" svg:y="5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6cm" svg:y="5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cm" svg:x="7cm" svg:y="5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cm" svg:height="4cm" svg:x="2cm" svg:y="2.92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" draw:text-style-name="P4" draw:layer="layout" svg:width="2.4cm" svg:height="0.768cm" draw:transform="rotate (1.5707963267949) translate (1.25cm 5.921cm)">
            <draw:text-box>
              <text:p text:style-name="P4"><text:span text:style-name="T1">Genotype</text:span></text:p>
            </draw:text-box>
          </draw:frame>
          <draw:frame draw:style-name="gr5" draw:text-style-name="P4" draw:layer="layout" svg:width="2.784cm" svg:height="0.768cm" svg:x="5.716cm" svg:y="1.303cm">
            <draw:text-box>
              <text:p><text:span text:style-name="T1">Chromosome</text:span></text:p>
            </draw:text-box>
          </draw:frame>
          <draw:frame draw:style-name="gr6" draw:layer="layout" svg:width="3.537cm" svg:height="1.179cm" svg:x="8.838cm" svg:y="6.57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layer="layout" svg:width="1.693cm" svg:height="0.535cm" svg:x="13.507cm" svg:y="5.121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6" draw:layer="layout" svg:width="1.888cm" svg:height="0.535cm" svg:x="13.55cm" svg:y="4.071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1.693cm" svg:height="0.535cm" svg:x="13.5cm" svg:y="3.121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layer="layout" svg:width="1.675cm" svg:height="0.535cm" svg:x="13.507cm" svg:y="6.136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layer="layout" svg:width="1.377cm" svg:height="0.53cm" svg:x="3.011cm" svg:y="6.97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5" draw:text-style-name="P4" xml:id="id1" draw:id="id1" draw:layer="layout" svg:width="2.305cm" svg:height="0.768cm" svg:x="11.7cm" svg:y="1.671cm">
            <draw:text-box>
              <text:p><text:span text:style-name="T1">Gene (2,8)</text:span></text:p>
            </draw:text-box>
          </draw:frame>
          <draw:connector draw:style-name="gr7" draw:text-style-name="P1" draw:layer="layout" draw:type="curve" svg:x1="12.852cm" svg:y1="2.439cm" svg:x2="11.5cm" svg:y2="4.921cm" draw:start-shape="id1" draw:start-glue-point="2" draw:end-shape="id2" draw:end-glue-point="0" svg:d="m12852 2439c0 1861-1352 621-1352 2482">
            <text:p/>
          </draw:connector>
          <draw:custom-shape draw:style-name="gr8" draw:text-style-name="P1" draw:layer="layout" svg:width="0.95cm" svg:height="7.988cm" draw:transform="rotate (-1.5707963267949) translate (10.988cm 1.999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z Wilhelmstötter</meta:initial-creator>
    <meta:creation-date>2012-02-13T21:10:07</meta:creation-date>
    <dc:date>2012-02-13T21:17:28</dc:date>
    <dc:creator>Franz Wilhelmstötter</dc:creator>
    <meta:editing-duration>PT7M21S</meta:editing-duration>
    <meta:editing-cycles>7</meta:editing-cycles>
    <meta:generator>LibreOffice/3.4$Unix LibreOffice_project/340m1$Build-502</meta:generator>
    <meta:document-statistic meta:object-count="45"/>
  </office:meta>
</office:document-meta>
</file>

<file path=Object 1/content.xml><?xml version="1.0" encoding="utf-8"?>
<math xmlns="http://www.w3.org/1998/Math/MathML">
  <semantics>
    <mrow>
      <mrow>
        <mrow>
          <msub>
            <mi>N</mi>
            <mi>g</mi>
          </msub>
          <mo stretchy="false">=</mo>
          <mrow>
            <munderover>
              <mo stretchy="false">∑</mo>
              <mrow>
                <mrow>
                  <mi>i</mi>
                  <mo stretchy="false">=</mo>
                  <mn>0</mn>
                </mrow>
              </mrow>
              <mrow>
                <mrow>
                  <msub>
                    <mi>N</mi>
                    <mi>G</mi>
                  </msub>
                  <mo stretchy="false">−</mo>
                  <mn>1</mn>
                </mrow>
              </mrow>
            </munderover>
            <mrow>
              <msub>
                <mi>N</mi>
                <mrow>
                  <mi>C</mi>
                  <mrow>
                    <mo stretchy="false">[</mo>
                    <mrow>
                      <mi>i</mi>
                    </mrow>
                    <mo stretchy="false">]</mo>
                  </mrow>
                </mrow>
              </msub>
            </mrow>
          </mrow>
        </mrow>
        <mo stretchy="false">=</mo>
        <mn>32</mn>
      </mrow>
    </mrow>
    <annotation encoding="StarMath 5.0">N_g = sum from{i = 0} to{N_G - 1} {N_{C[i]}} = 32</annotation>
  </semantics>
</math>
</file>

<file path=Object 2/content.xml><?xml version="1.0" encoding="utf-8"?>
<math xmlns="http://www.w3.org/1998/Math/MathML">
  <semantics>
    <mrow>
      <mrow>
        <msub>
          <mi>N</mi>
          <mrow>
            <mi>C</mi>
            <mrow>
              <mo stretchy="false">[</mo>
              <mrow>
                <mn>2</mn>
              </mrow>
              <mo stretchy="false">]</mo>
            </mrow>
          </mrow>
        </msub>
        <mo stretchy="false">=</mo>
        <mn>9</mn>
      </mrow>
    </mrow>
    <annotation encoding="StarMath 5.0">N_{C[2]} =  9</annotation>
  </semantics>
</math>
</file>

<file path=Object 3/content.xml><?xml version="1.0" encoding="utf-8"?>
<math xmlns="http://www.w3.org/1998/Math/MathML">
  <semantics>
    <mrow>
      <mrow>
        <msub>
          <mi>N</mi>
          <mrow>
            <mi>C</mi>
            <mrow>
              <mo stretchy="false">[</mo>
              <mrow>
                <mn>1</mn>
              </mrow>
              <mo stretchy="false">]</mo>
            </mrow>
          </mrow>
        </msub>
        <mo stretchy="false">=</mo>
        <mn>10</mn>
      </mrow>
    </mrow>
    <annotation encoding="StarMath 5.0">N_{C[1]} =  10
</annotation>
  </semantics>
</math>
</file>

<file path=Object 4/content.xml><?xml version="1.0" encoding="utf-8"?>
<math xmlns="http://www.w3.org/1998/Math/MathML">
  <semantics>
    <mrow>
      <mrow>
        <msub>
          <mi>N</mi>
          <mrow>
            <mi>C</mi>
            <mrow>
              <mo stretchy="false">[</mo>
              <mrow>
                <mn>0</mn>
              </mrow>
              <mo stretchy="false">]</mo>
            </mrow>
          </mrow>
        </msub>
        <mo stretchy="false">=</mo>
        <mn>8</mn>
      </mrow>
    </mrow>
    <annotation encoding="StarMath 5.0">N_{C[0]} =  8</annotation>
  </semantics>
</math>
</file>

<file path=Object 5/content.xml><?xml version="1.0" encoding="utf-8"?>
<math xmlns="http://www.w3.org/1998/Math/MathML">
  <semantics>
    <mrow>
      <mrow>
        <msub>
          <mi>N</mi>
          <mrow>
            <mi>C</mi>
            <mrow>
              <mo stretchy="false">[</mo>
              <mrow>
                <mn>3</mn>
              </mrow>
              <mo stretchy="false">]</mo>
            </mrow>
          </mrow>
        </msub>
        <mo stretchy="false">=</mo>
        <mn>5</mn>
      </mrow>
    </mrow>
    <annotation encoding="StarMath 5.0">N_{C[3]} =  5</annotation>
  </semantics>
</math>
</file>

<file path=Object 6/content.xml><?xml version="1.0" encoding="utf-8"?>
<math xmlns="http://www.w3.org/1998/Math/MathML">
  <semantics>
    <mrow>
      <mrow>
        <msub>
          <mi>N</mi>
          <mi>G</mi>
        </msub>
        <mo stretchy="false">=</mo>
        <mn>4</mn>
      </mrow>
    </mrow>
    <annotation encoding="StarMath 5.0">N_G = 4</annotation>
  </semantics>
</math>
</file>